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fo:font-weight="bold" officeooo:rsid="001a7c41" officeooo:paragraph-rsid="001a7c41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Times New Roman" fo:font-size="12pt" fo:font-weight="normal" officeooo:rsid="001a7c41" officeooo:paragraph-rsid="001a7c41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</text:p>
      <text:p text:style-name="P1"/>
      <text:p text:style-name="P2">En este trabajo se va a realizar un análisis de los softwares ROS2 y microROS. Se va 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3:26:06.360902035</meta:creation-date>
    <dc:date>2021-09-28T13:29:52.022027308</dc:date>
    <meta:editing-duration>PT3M46S</meta:editing-duration>
    <meta:editing-cycles>1</meta:editing-cycles>
    <meta:document-statistic meta:table-count="0" meta:image-count="0" meta:object-count="0" meta:page-count="1" meta:paragraph-count="2" meta:word-count="19" meta:character-count="94" meta:non-whitespace-character-count="77"/>
    <meta:generator>LibreOffice/6.4.7.2$Linux_X86_64 LibreOffice_project/40$Build-2</meta:generator>
  </office:meta>
</office:document-meta>
</file>